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5a2c8" officeooo:paragraph-rsid="0005a2c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05a2c8" officeooo:paragraph-rsid="0005a2c8"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rsid="00071eac" officeooo:paragraph-rsid="00071eac"/>
    </style:style>
    <style:style style:name="P4" style:family="paragraph" style:parent-style-name="Standard">
      <style:paragraph-properties fo:text-align="justify" style:justify-single-word="false"/>
      <style:text-properties fo:font-weight="normal" officeooo:rsid="0015cdf9" officeooo:paragraph-rsid="0015cdf9" style:font-weight-asian="normal" style:font-weight-complex="normal"/>
    </style:style>
    <style:style style:name="P5" style:family="paragraph" style:parent-style-name="Standard">
      <style:paragraph-properties fo:text-align="justify" style:justify-single-word="false"/>
      <style:text-properties fo:font-weight="normal" officeooo:rsid="00176175" officeooo:paragraph-rsid="00176175" style:font-weight-asian="normal" style:font-weight-complex="normal"/>
    </style:style>
    <style:style style:name="P6" style:family="paragraph" style:parent-style-name="Standard">
      <style:paragraph-properties fo:text-align="justify" style:justify-single-word="false"/>
      <style:text-properties officeooo:rsid="002f4189" officeooo:paragraph-rsid="002f4189"/>
    </style:style>
    <style:style style:name="P7" style:family="paragraph" style:parent-style-name="Standard">
      <style:paragraph-properties fo:text-align="justify" style:justify-single-word="false"/>
      <style:text-properties officeooo:paragraph-rsid="00071eac"/>
    </style:style>
    <style:style style:name="P8" style:family="paragraph" style:parent-style-name="Standard">
      <style:paragraph-properties fo:text-align="justify" style:justify-single-word="false"/>
      <style:text-properties officeooo:paragraph-rsid="0014ddce"/>
    </style:style>
    <style:style style:name="P9" style:family="paragraph" style:parent-style-name="Table_20_Contents">
      <style:paragraph-properties fo:text-align="justify" style:justify-single-word="false"/>
      <style:text-properties fo:font-weight="bold" officeooo:rsid="00312ce8" officeooo:paragraph-rsid="00312ce8" style:font-weight-asian="bold" style:font-weight-complex="bold"/>
    </style:style>
    <style:style style:name="P10" style:family="paragraph" style:parent-style-name="Table_20_Contents">
      <style:paragraph-properties fo:text-align="justify" style:justify-single-word="false"/>
      <style:text-properties officeooo:rsid="00312ce8" officeooo:paragraph-rsid="00312ce8"/>
    </style:style>
    <style:style style:name="P11" style:family="paragraph" style:parent-style-name="Table_20_Contents">
      <style:paragraph-properties fo:text-align="justify" style:justify-single-word="false"/>
      <style:text-properties officeooo:rsid="0033d345" officeooo:paragraph-rsid="0033d345"/>
    </style:style>
    <style:style style:name="P12" style:family="paragraph" style:parent-style-name="Table_20_Contents">
      <style:paragraph-properties fo:text-align="justify" style:justify-single-word="false"/>
      <style:text-properties officeooo:rsid="0035786e" officeooo:paragraph-rsid="0035786e"/>
    </style:style>
    <style:style style:name="P13" style:family="paragraph" style:parent-style-name="Table_20_Contents">
      <style:paragraph-properties fo:text-align="justify" style:justify-single-word="false"/>
      <style:text-properties officeooo:rsid="00376411" officeooo:paragraph-rsid="00376411"/>
    </style:style>
    <style:style style:name="P14" style:family="paragraph" style:parent-style-name="Table_20_Contents">
      <style:paragraph-properties fo:text-align="justify" style:justify-single-word="false"/>
      <style:text-properties officeooo:rsid="00383b7f" officeooo:paragraph-rsid="00383b7f"/>
    </style:style>
    <style:style style:name="P15" style:family="paragraph" style:parent-style-name="Table_20_Contents">
      <style:paragraph-properties fo:text-align="justify" style:justify-single-word="false"/>
      <style:text-properties officeooo:rsid="00384198" officeooo:paragraph-rsid="00384198"/>
    </style:style>
    <style:style style:name="P16" style:family="paragraph" style:parent-style-name="Table_20_Contents">
      <style:paragraph-properties fo:text-align="justify" style:justify-single-word="false"/>
      <style:text-properties officeooo:rsid="0038ae00" officeooo:paragraph-rsid="0038ae00"/>
    </style:style>
    <style:style style:name="P17" style:family="paragraph" style:parent-style-name="Table_20_Contents">
      <style:paragraph-properties fo:text-align="justify" style:justify-single-word="false"/>
      <style:text-properties officeooo:rsid="003a2b99" officeooo:paragraph-rsid="003a2b99"/>
    </style:style>
    <style:style style:name="P18" style:family="paragraph" style:parent-style-name="Table_20_Contents">
      <style:paragraph-properties fo:text-align="justify" style:justify-single-word="false"/>
      <style:text-properties officeooo:rsid="003aa577" officeooo:paragraph-rsid="003aa577"/>
    </style:style>
    <style:style style:name="P19" style:family="paragraph" style:parent-style-name="Table_20_Contents">
      <style:paragraph-properties fo:text-align="justify" style:justify-single-word="false"/>
      <style:text-properties officeooo:rsid="003b6732" officeooo:paragraph-rsid="003b6732"/>
    </style:style>
    <style:style style:name="P20" style:family="paragraph" style:parent-style-name="Table_20_Contents">
      <style:paragraph-properties fo:text-align="justify" style:justify-single-word="false"/>
      <style:text-properties officeooo:rsid="003ba2f4" officeooo:paragraph-rsid="003ba2f4"/>
    </style:style>
    <style:style style:name="P21" style:family="paragraph" style:parent-style-name="Table_20_Contents">
      <style:paragraph-properties fo:text-align="justify" style:justify-single-word="false"/>
      <style:text-properties officeooo:rsid="003d6069" officeooo:paragraph-rsid="003d6069"/>
    </style:style>
    <style:style style:name="P22" style:family="paragraph" style:parent-style-name="Table_20_Contents">
      <style:paragraph-properties fo:text-align="justify" style:justify-single-word="false"/>
    </style:style>
    <style:style style:name="P23" style:family="paragraph" style:parent-style-name="Standard">
      <style:paragraph-properties fo:text-align="justify" style:justify-single-word="false"/>
      <style:text-properties fo:font-weight="normal" officeooo:rsid="00095a98" officeooo:paragraph-rsid="00071eac" style:font-weight-asian="normal" style:font-weight-complex="normal"/>
    </style:style>
    <style:style style:name="P24" style:family="paragraph" style:parent-style-name="Standard">
      <style:paragraph-properties fo:text-align="justify" style:justify-single-word="false"/>
      <style:text-properties fo:font-weight="normal" officeooo:rsid="002bb591" officeooo:paragraph-rsid="002bb4bb" style:font-weight-asian="normal" style:font-weight-complex="normal"/>
    </style:style>
    <style:style style:name="P25" style:family="paragraph" style:parent-style-name="Standard">
      <style:paragraph-properties fo:text-align="justify" style:justify-single-word="false"/>
      <style:text-properties fo:font-weight="normal" officeooo:rsid="002f4189" officeooo:paragraph-rsid="002f4189" style:font-weight-asian="normal" style:font-weight-complex="normal"/>
    </style:style>
    <style:style style:name="P26" style:family="paragraph" style:parent-style-name="Standard" style:list-style-name="L1">
      <style:paragraph-properties fo:text-align="justify" style:justify-single-word="false"/>
      <style:text-properties fo:font-weight="normal" officeooo:rsid="002421ae" officeooo:paragraph-rsid="002421ae" style:font-weight-asian="normal" style:font-weight-complex="normal"/>
    </style:style>
    <style:style style:name="P27" style:family="paragraph" style:parent-style-name="Standard" style:list-style-name="L3">
      <style:paragraph-properties fo:text-align="justify" style:justify-single-word="false"/>
      <style:text-properties fo:font-weight="normal" officeooo:rsid="00176c53" officeooo:paragraph-rsid="00176c53" style:font-weight-asian="normal" style:font-weight-complex="normal"/>
    </style:style>
    <style:style style:name="P28" style:family="paragraph" style:parent-style-name="Standard" style:list-style-name="L3">
      <style:paragraph-properties fo:text-align="justify" style:justify-single-word="false"/>
      <style:text-properties fo:font-weight="normal" officeooo:rsid="00189af7" officeooo:paragraph-rsid="00189af7" style:font-weight-asian="normal" style:font-weight-complex="normal"/>
    </style:style>
    <style:style style:name="P29" style:family="paragraph" style:parent-style-name="Standard" style:list-style-name="L3">
      <style:paragraph-properties fo:text-align="justify" style:justify-single-word="false"/>
      <style:text-properties fo:font-weight="normal" officeooo:rsid="001a845d" officeooo:paragraph-rsid="001a845d" style:font-weight-asian="normal" style:font-weight-complex="normal"/>
    </style:style>
    <style:style style:name="P30" style:family="paragraph" style:parent-style-name="Standard" style:list-style-name="L2">
      <style:paragraph-properties fo:text-align="justify" style:justify-single-word="false"/>
      <style:text-properties fo:font-weight="normal" officeooo:rsid="00461351" officeooo:paragraph-rsid="00461351" style:font-weight-asian="normal" style:font-weight-complex="normal"/>
    </style:style>
    <style:style style:name="P31" style:family="paragraph" style:parent-style-name="Standard" style:list-style-name="L2">
      <style:paragraph-properties fo:text-align="justify" style:justify-single-word="false"/>
      <style:text-properties fo:font-weight="normal" officeooo:rsid="0046c5f3" officeooo:paragraph-rsid="0046c5f3" style:font-weight-asian="normal" style:font-weight-complex="normal"/>
    </style:style>
    <style:style style:name="P32" style:family="paragraph" style:parent-style-name="Standard" style:list-style-name="L2">
      <style:paragraph-properties fo:text-align="justify" style:justify-single-word="false"/>
      <style:text-properties fo:font-weight="normal" officeooo:rsid="00479d55" officeooo:paragraph-rsid="00479d55" style:font-weight-asian="normal" style:font-weight-complex="normal"/>
    </style:style>
    <style:style style:name="P33" style:family="paragraph" style:parent-style-name="Standard" style:list-style-name="L2">
      <style:paragraph-properties fo:text-align="justify" style:justify-single-word="false"/>
      <style:text-properties fo:font-weight="normal" officeooo:rsid="00489ef8" officeooo:paragraph-rsid="00489ef8" style:font-weight-asian="normal" style:font-weight-complex="normal"/>
    </style:style>
    <style:style style:name="P34" style:family="paragraph" style:parent-style-name="Standard" style:list-style-name="L2">
      <style:paragraph-properties fo:text-align="justify" style:justify-single-word="false"/>
      <style:text-properties fo:font-weight="normal" officeooo:rsid="004a5e36" officeooo:paragraph-rsid="004a5e36" style:font-weight-asian="normal" style:font-weight-complex="normal"/>
    </style:style>
    <style:style style:name="P35" style:family="paragraph" style:parent-style-name="Standard" style:list-style-name="L2">
      <style:paragraph-properties fo:text-align="justify" style:justify-single-word="false"/>
      <style:text-properties fo:font-weight="normal" officeooo:rsid="004fa952" officeooo:paragraph-rsid="004fa952" style:font-weight-asian="normal" style:font-weight-complex="normal"/>
    </style:style>
    <style:style style:name="P36" style:family="paragraph" style:parent-style-name="Standard" style:list-style-name="L2">
      <style:paragraph-properties fo:text-align="justify" style:justify-single-word="false"/>
      <style:text-properties fo:font-weight="normal" officeooo:rsid="00511d20" officeooo:paragraph-rsid="00511d20" style:font-weight-asian="normal" style:font-weight-complex="normal"/>
    </style:style>
    <style:style style:name="P37" style:family="paragraph" style:parent-style-name="Standard" style:list-style-name="L2">
      <style:paragraph-properties fo:text-align="justify" style:justify-single-word="false"/>
      <style:text-properties fo:font-weight="normal" officeooo:rsid="0053c8eb" officeooo:paragraph-rsid="0053c8eb" style:font-weight-asian="normal" style:font-weight-complex="normal"/>
    </style:style>
    <style:style style:name="P38" style:family="paragraph" style:parent-style-name="Standard" style:list-style-name="L2">
      <style:paragraph-properties fo:text-align="justify" style:justify-single-word="false"/>
      <style:text-properties fo:font-weight="normal" officeooo:rsid="00595594" officeooo:paragraph-rsid="00595594" style:font-weight-asian="normal" style:font-weight-complex="normal"/>
    </style:style>
    <style:style style:name="P39" style:family="paragraph" style:parent-style-name="Standard" style:list-style-name="L1">
      <style:paragraph-properties fo:text-align="justify" style:justify-single-word="false"/>
      <style:text-properties fo:font-weight="normal" officeooo:rsid="00618674" officeooo:paragraph-rsid="00618674" style:font-weight-asian="normal" style:font-weight-complex="normal"/>
    </style:style>
    <style:style style:name="P40" style:family="paragraph" style:parent-style-name="Standard" style:list-style-name="L1">
      <style:paragraph-properties fo:text-align="justify" style:justify-single-word="false"/>
      <style:text-properties fo:font-weight="normal" officeooo:rsid="00628ed4" officeooo:paragraph-rsid="00628ed4" style:font-weight-asian="normal" style:font-weight-complex="normal"/>
    </style:style>
    <style:style style:name="P41" style:family="paragraph" style:parent-style-name="Standard" style:list-style-name="L1">
      <style:paragraph-properties fo:text-align="justify" style:justify-single-word="false"/>
      <style:text-properties fo:font-weight="normal" officeooo:rsid="0062f6e9" officeooo:paragraph-rsid="0062f6e9" style:font-weight-asian="normal" style:font-weight-complex="normal"/>
    </style:style>
    <style:style style:name="P42" style:family="paragraph" style:parent-style-name="Standard" style:list-style-name="L1">
      <style:paragraph-properties fo:text-align="justify" style:justify-single-word="false"/>
      <style:text-properties fo:font-weight="normal" officeooo:rsid="00635b07" officeooo:paragraph-rsid="00635b07" style:font-weight-asian="normal" style:font-weight-complex="normal"/>
    </style:style>
    <style:style style:name="P43" style:family="paragraph" style:parent-style-name="Standard" style:list-style-name="L1">
      <style:paragraph-properties fo:text-align="justify" style:justify-single-word="false"/>
      <style:text-properties fo:font-weight="normal" officeooo:rsid="0065808c" officeooo:paragraph-rsid="0065808c" style:font-weight-asian="normal" style:font-weight-complex="normal"/>
    </style:style>
    <style:style style:name="P44" style:family="paragraph" style:parent-style-name="Standard" style:list-style-name="L2">
      <style:paragraph-properties fo:text-align="justify" style:justify-single-word="false"/>
      <style:text-properties officeooo:paragraph-rsid="003dcdfe"/>
    </style:style>
    <style:style style:name="P45" style:family="paragraph" style:parent-style-name="Standard" style:list-style-name="L2">
      <style:paragraph-properties fo:text-align="justify" style:justify-single-word="false"/>
      <style:text-properties officeooo:paragraph-rsid="00278c14"/>
    </style:style>
    <style:style style:name="P46" style:family="paragraph" style:parent-style-name="Standard" style:list-style-name="L2">
      <style:paragraph-properties fo:text-align="justify" style:justify-single-word="false"/>
      <style:text-properties officeooo:paragraph-rsid="00461351"/>
    </style:style>
    <style:style style:name="P47" style:family="paragraph" style:parent-style-name="Standard" style:list-style-name="L2">
      <style:paragraph-properties fo:text-align="justify" style:justify-single-word="false"/>
      <style:text-properties officeooo:paragraph-rsid="004ccd50"/>
    </style:style>
    <style:style style:name="P48" style:family="paragraph" style:parent-style-name="Standard" style:list-style-name="L2">
      <style:paragraph-properties fo:text-align="justify" style:justify-single-word="false"/>
      <style:text-properties officeooo:paragraph-rsid="004e11ae"/>
    </style:style>
    <style:style style:name="P49" style:family="paragraph" style:parent-style-name="Standard">
      <style:paragraph-properties fo:text-align="justify" style:justify-single-word="false"/>
      <style:text-properties officeooo:paragraph-rsid="001dabb4"/>
    </style:style>
    <style:style style:name="P50" style:family="paragraph" style:parent-style-name="Standard" style:list-style-name="L1">
      <style:paragraph-properties fo:text-align="justify" style:justify-single-word="false"/>
      <style:text-properties officeooo:paragraph-rsid="001f8122"/>
    </style:style>
    <style:style style:name="P51" style:family="paragraph" style:parent-style-name="Standard" style:list-style-name="L2">
      <style:paragraph-properties fo:text-align="justify" style:justify-single-word="false"/>
      <style:text-properties officeooo:rsid="00461351" officeooo:paragraph-rsid="00461351"/>
    </style:style>
    <style:style style:name="P52" style:family="paragraph" style:parent-style-name="Standard" style:list-style-name="L2">
      <style:paragraph-properties fo:text-align="justify" style:justify-single-word="false"/>
      <style:text-properties fo:font-weight="bold" officeooo:rsid="0027564d" officeooo:paragraph-rsid="0027564d" style:font-weight-asian="bold" style:font-weight-complex="bold"/>
    </style:style>
    <style:style style:name="P53" style:family="paragraph" style:parent-style-name="Standard" style:list-style-name="L2">
      <style:paragraph-properties fo:text-align="justify" style:justify-single-word="false"/>
      <style:text-properties fo:font-weight="bold" officeooo:rsid="000d4b30" officeooo:paragraph-rsid="000d4b30" style:font-weight-asian="bold" style:font-weight-complex="bold"/>
    </style:style>
    <style:style style:name="P54" style:family="paragraph" style:parent-style-name="Standard" style:list-style-name="L2">
      <style:paragraph-properties fo:text-align="justify" style:justify-single-word="false"/>
      <style:text-properties fo:font-weight="bold" officeooo:rsid="000e176a" officeooo:paragraph-rsid="000e176a" style:font-weight-asian="bold" style:font-weight-complex="bold"/>
    </style:style>
    <style:style style:name="P55" style:family="paragraph" style:parent-style-name="Standard" style:list-style-name="L2">
      <style:paragraph-properties fo:text-align="justify" style:justify-single-word="false"/>
      <style:text-properties fo:font-weight="bold" officeooo:rsid="00548355" officeooo:paragraph-rsid="00548355" style:font-weight-asian="bold" style:font-weight-complex="bold"/>
    </style:style>
    <style:style style:name="P56" style:family="paragraph" style:parent-style-name="Standard" style:list-style-name="L2">
      <style:paragraph-properties fo:text-align="justify" style:justify-single-word="false"/>
      <style:text-properties fo:font-weight="bold" officeooo:rsid="000fb89e" officeooo:paragraph-rsid="000fb89e" style:font-weight-asian="bold" style:font-weight-complex="bold"/>
    </style:style>
    <style:style style:name="P57" style:family="paragraph" style:parent-style-name="Standard" style:list-style-name="L2">
      <style:paragraph-properties fo:text-align="justify" style:justify-single-word="false"/>
      <style:text-properties fo:font-weight="bold" officeooo:rsid="00112be4" officeooo:paragraph-rsid="00112be4" style:font-weight-asian="bold" style:font-weight-complex="bold"/>
    </style:style>
    <style:style style:name="P58" style:family="paragraph" style:parent-style-name="Standard" style:list-style-name="L2">
      <style:paragraph-properties fo:text-align="justify" style:justify-single-word="false"/>
      <style:text-properties fo:font-weight="bold" officeooo:paragraph-rsid="001210c5" style:font-weight-asian="bold" style:font-weight-complex="bold"/>
    </style:style>
    <style:style style:name="P59" style:family="paragraph" style:parent-style-name="Standard" style:list-style-name="L2">
      <style:paragraph-properties fo:text-align="justify" style:justify-single-word="false"/>
      <style:text-properties fo:font-weight="bold" officeooo:paragraph-rsid="00278c14" style:font-weight-asian="bold" style:font-weight-complex="bold"/>
    </style:style>
    <style:style style:name="P60" style:family="paragraph" style:parent-style-name="Standard" style:list-style-name="L1">
      <style:paragraph-properties fo:text-align="justify" style:justify-single-word="false"/>
      <style:text-properties fo:font-weight="bold" officeooo:paragraph-rsid="001dabb4" style:font-weight-asian="bold" style:font-weight-complex="bold"/>
    </style:style>
    <style:style style:name="P61" style:family="paragraph" style:parent-style-name="Standard" style:list-style-name="L2">
      <style:paragraph-properties fo:text-align="justify" style:justify-single-word="false"/>
      <style:text-properties fo:font-weight="bold" officeooo:rsid="00140de6" officeooo:paragraph-rsid="00140de6" style:font-weight-asian="bold" style:font-weight-complex="bold"/>
    </style:style>
    <style:style style:name="P62" style:family="paragraph" style:parent-style-name="Standard" style:list-style-name="L2">
      <style:paragraph-properties fo:text-align="justify" style:justify-single-word="false"/>
      <style:text-properties fo:font-weight="bold" officeooo:rsid="00278c14" officeooo:paragraph-rsid="00278c14" style:font-weight-asian="bold" style:font-weight-complex="bold"/>
    </style:style>
    <style:style style:name="P63" style:family="paragraph" style:parent-style-name="Standard" style:list-style-name="L1">
      <style:paragraph-properties fo:text-align="justify" style:justify-single-word="false"/>
      <style:text-properties fo:font-weight="bold" officeooo:rsid="001dabb4" officeooo:paragraph-rsid="001dabb4" style:font-weight-asian="bold" style:font-weight-complex="bold"/>
    </style:style>
    <style:style style:name="P64" style:family="paragraph" style:parent-style-name="Standard" style:list-style-name="L1">
      <style:paragraph-properties fo:text-align="justify" style:justify-single-word="false"/>
      <style:text-properties fo:font-weight="bold" officeooo:rsid="00223257" officeooo:paragraph-rsid="00223257" style:font-weight-asian="bold" style:font-weight-complex="bold"/>
    </style:style>
    <style:style style:name="P65" style:family="paragraph" style:parent-style-name="Standard" style:list-style-name="L1">
      <style:paragraph-properties fo:text-align="justify" style:justify-single-word="false"/>
      <style:text-properties fo:font-weight="bold" officeooo:rsid="00214787" officeooo:paragraph-rsid="00214787" style:font-weight-asian="bold" style:font-weight-complex="bold"/>
    </style:style>
    <style:style style:name="P66" style:family="paragraph" style:parent-style-name="Standard" style:list-style-name="L1">
      <style:paragraph-properties fo:text-align="justify" style:justify-single-word="false"/>
      <style:text-properties fo:font-weight="bold" officeooo:rsid="002421ae" officeooo:paragraph-rsid="002421ae" style:font-weight-asian="bold" style:font-weight-complex="bold"/>
    </style:style>
    <style:style style:name="P67" style:family="paragraph" style:parent-style-name="Standard" style:list-style-name="L2">
      <style:paragraph-properties fo:text-align="justify" style:justify-single-word="false"/>
      <style:text-properties officeooo:rsid="0053c8eb" officeooo:paragraph-rsid="0053c8eb"/>
    </style:style>
    <style:style style:name="P68" style:family="paragraph" style:parent-style-name="Standard">
      <style:paragraph-properties fo:text-align="justify" style:justify-single-word="false"/>
      <style:text-properties officeooo:rsid="002bb4bb" officeooo:paragraph-rsid="0060afe3"/>
    </style:style>
    <style:style style:name="P69" style:family="paragraph" style:parent-style-name="Standard" style:list-style-name="L1">
      <style:paragraph-properties fo:text-align="justify" style:justify-single-word="false"/>
      <style:text-properties officeooo:rsid="00635b07" officeooo:paragraph-rsid="00635b07"/>
    </style:style>
    <style:style style:name="P70" style:family="paragraph" style:parent-style-name="Standard">
      <style:paragraph-properties fo:text-align="justify" style:justify-single-word="false"/>
      <style:text-properties fo:font-size="14pt" officeooo:paragraph-rsid="000aa666" style:font-size-asian="14pt" style:font-size-complex="14pt"/>
    </style:style>
    <style:style style:name="T1" style:family="text">
      <style:text-properties officeooo:rsid="00071eac"/>
    </style:style>
    <style:style style:name="T2" style:family="text">
      <style:text-properties fo:font-weight="bold" style:font-weight-asian="bold" style:font-weight-complex="bold"/>
    </style:style>
    <style:style style:name="T3" style:family="text">
      <style:text-properties fo:font-weight="bold" officeooo:rsid="00071eac" style:font-weight-asian="bold" style:font-weight-complex="bold"/>
    </style:style>
    <style:style style:name="T4" style:family="text">
      <style:text-properties fo:font-weight="bold" officeooo:rsid="000aa666" style:font-weight-asian="bold" style:font-weight-complex="bold"/>
    </style:style>
    <style:style style:name="T5" style:family="text">
      <style:text-properties fo:font-weight="bold" officeooo:rsid="0014ddce" style:font-weight-asian="bold" style:font-weight-complex="bold"/>
    </style:style>
    <style:style style:name="T6" style:family="text">
      <style:text-properties fo:font-weight="bold" officeooo:rsid="0057eb85" style:font-weight-asian="bold" style:font-weight-complex="bold"/>
    </style:style>
    <style:style style:name="T7" style:family="text">
      <style:text-properties fo:font-weight="bold" officeooo:rsid="00278c14" style:font-weight-asian="bold" style:font-weight-complex="bold"/>
    </style:style>
    <style:style style:name="T8" style:family="text">
      <style:text-properties fo:font-weight="bold" officeooo:rsid="005db4b6" style:font-weight-asian="bold" style:font-weight-complex="bold"/>
    </style:style>
    <style:style style:name="T9" style:family="text">
      <style:text-properties fo:font-weight="bold" officeooo:rsid="001f8122" style:font-weight-asian="bold" style:font-weight-complex="bold"/>
    </style:style>
    <style:style style:name="T10" style:family="text">
      <style:text-properties fo:font-weight="bold" officeooo:rsid="0064d7f9" style:font-weight-asian="bold" style:font-weight-complex="bold"/>
    </style:style>
    <style:style style:name="T11" style:family="text">
      <style:text-properties fo:font-weight="bold" officeooo:rsid="000b51d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8a97b" style:font-weight-asian="normal" style:font-weight-complex="normal"/>
    </style:style>
    <style:style style:name="T14" style:family="text">
      <style:text-properties fo:font-weight="normal" officeooo:rsid="00095a98" style:font-weight-asian="normal" style:font-weight-complex="normal"/>
    </style:style>
    <style:style style:name="T15" style:family="text">
      <style:text-properties fo:font-weight="normal" officeooo:rsid="000aa666" style:font-weight-asian="normal" style:font-weight-complex="normal"/>
    </style:style>
    <style:style style:name="T16" style:family="text">
      <style:text-properties fo:font-weight="normal" officeooo:rsid="002bb591" style:font-weight-asian="normal" style:font-weight-complex="normal"/>
    </style:style>
    <style:style style:name="T17" style:family="text">
      <style:text-properties fo:font-weight="normal" officeooo:rsid="003f8397" style:font-weight-asian="normal" style:font-weight-complex="normal"/>
    </style:style>
    <style:style style:name="T18" style:family="text">
      <style:text-properties fo:font-weight="normal" officeooo:rsid="00400f82" style:font-weight-asian="normal" style:font-weight-complex="normal"/>
    </style:style>
    <style:style style:name="T19" style:family="text">
      <style:text-properties fo:font-weight="normal" officeooo:rsid="0040a4d2" style:font-weight-asian="normal" style:font-weight-complex="normal"/>
    </style:style>
    <style:style style:name="T20" style:family="text">
      <style:text-properties fo:font-weight="normal" officeooo:rsid="0040f454" style:font-weight-asian="normal" style:font-weight-complex="normal"/>
    </style:style>
    <style:style style:name="T21" style:family="text">
      <style:text-properties fo:font-weight="normal" officeooo:rsid="0041e006" style:font-weight-asian="normal" style:font-weight-complex="normal"/>
    </style:style>
    <style:style style:name="T22" style:family="text">
      <style:text-properties fo:font-weight="normal" officeooo:rsid="00437209" style:font-weight-asian="normal" style:font-weight-complex="normal"/>
    </style:style>
    <style:style style:name="T23" style:family="text">
      <style:text-properties fo:font-weight="normal" officeooo:rsid="003dcdfe" style:font-weight-asian="normal" style:font-weight-complex="normal"/>
    </style:style>
    <style:style style:name="T24" style:family="text">
      <style:text-properties fo:font-weight="normal" officeooo:rsid="00461351" style:font-weight-asian="normal" style:font-weight-complex="normal"/>
    </style:style>
    <style:style style:name="T25" style:family="text">
      <style:text-properties fo:font-weight="normal" officeooo:rsid="005602b7" style:font-weight-asian="normal" style:font-weight-complex="normal"/>
    </style:style>
    <style:style style:name="T26" style:family="text">
      <style:text-properties fo:font-weight="normal" officeooo:rsid="005f353c" style:font-weight-asian="normal" style:font-weight-complex="normal"/>
    </style:style>
    <style:style style:name="T27" style:family="text">
      <style:text-properties fo:font-weight="normal" officeooo:rsid="0060afe3" style:font-weight-asian="normal" style:font-weight-complex="normal"/>
    </style:style>
    <style:style style:name="T28" style:family="text">
      <style:text-properties fo:font-weight="normal" officeooo:rsid="001dabb4" style:font-weight-asian="normal" style:font-weight-complex="normal"/>
    </style:style>
    <style:style style:name="T29" style:family="text">
      <style:text-properties fo:font-weight="normal" officeooo:rsid="00659998" style:font-weight-asian="normal" style:font-weight-complex="normal"/>
    </style:style>
    <style:style style:name="T30" style:family="text">
      <style:text-properties fo:font-weight="normal" officeooo:rsid="00666eac" style:font-weight-asian="normal" style:font-weight-complex="normal"/>
    </style:style>
    <style:style style:name="T31" style:family="text">
      <style:text-properties fo:font-weight="normal" officeooo:rsid="0067f2ad" style:font-weight-asian="normal" style:font-weight-complex="normal"/>
    </style:style>
    <style:style style:name="T32" style:family="text">
      <style:text-properties fo:font-weight="normal" officeooo:rsid="0069ca29" style:font-weight-asian="normal" style:font-weight-complex="normal"/>
    </style:style>
    <style:style style:name="T33" style:family="text">
      <style:text-properties fo:font-weight="normal" officeooo:rsid="004ccd50" style:font-weight-asian="normal" style:font-weight-complex="normal"/>
    </style:style>
    <style:style style:name="T34" style:family="text">
      <style:text-properties fo:font-weight="normal" officeooo:rsid="0069f5ea" style:font-weight-asian="normal" style:font-weight-complex="normal"/>
    </style:style>
    <style:style style:name="T35" style:family="text">
      <style:text-properties fo:font-weight="normal" officeooo:rsid="004e11ae" style:font-weight-asian="normal" style:font-weight-complex="normal"/>
    </style:style>
    <style:style style:name="T36" style:family="text">
      <style:text-properties fo:font-weight="normal" officeooo:rsid="006af336" style:font-weight-asian="normal" style:font-weight-complex="normal"/>
    </style:style>
    <style:style style:name="T37" style:family="text">
      <style:text-properties fo:font-weight="normal" officeooo:rsid="006b7bb9" style:font-weight-asian="normal" style:font-weight-complex="normal"/>
    </style:style>
    <style:style style:name="T38" style:family="text">
      <style:text-properties fo:font-size="14pt" fo:font-weight="bold" officeooo:rsid="000b51d4" style:font-size-asian="14pt" style:font-weight-asian="bold" style:font-size-complex="14pt" style:font-weight-complex="bold"/>
    </style:style>
    <style:style style:name="T39" style:family="text">
      <style:text-properties fo:font-size="14pt" fo:font-weight="bold" officeooo:rsid="000aa666" style:font-size-asian="14pt" style:font-weight-asian="bold" style:font-size-complex="14pt" style:font-weight-complex="bold"/>
    </style:style>
    <style:style style:name="T40" style:family="text">
      <style:text-properties fo:font-size="14pt" fo:font-weight="bold" officeooo:rsid="0014ddce" style:font-size-asian="14pt" style:font-weight-asian="bold" style:font-size-complex="14pt" style:font-weight-complex="bold"/>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officeooo:rsid="0032eff7"/>
    </style:style>
    <style:style style:name="T43" style:family="text">
      <style:text-properties officeooo:rsid="00489ef8"/>
    </style:style>
    <style:style style:name="T44" style:family="text">
      <style:text-properties officeooo:rsid="004ae6e2"/>
    </style:style>
    <style:style style:name="T45" style:family="text">
      <style:text-properties officeooo:rsid="001210c5"/>
    </style:style>
    <style:style style:name="T46" style:family="text">
      <style:text-properties officeooo:rsid="0052e04f"/>
    </style:style>
    <style:style style:name="T47" style:family="text">
      <style:text-properties officeooo:rsid="000d4b30"/>
    </style:style>
    <style:style style:name="T48" style:family="text">
      <style:text-properties officeooo:rsid="00548355"/>
    </style:style>
    <style:style style:name="T49" style:family="text">
      <style:text-properties officeooo:rsid="00278c14"/>
    </style:style>
    <style:style style:name="T50" style:family="text">
      <style:text-properties officeooo:rsid="0028c3ed"/>
    </style:style>
    <style:style style:name="T51" style:family="text">
      <style:text-properties officeooo:rsid="002abc68"/>
    </style:style>
    <style:style style:name="T52" style:family="text">
      <style:text-properties officeooo:rsid="005db4b6"/>
    </style:style>
    <style:style style:name="T53" style:family="text">
      <style:text-properties officeooo:rsid="001dabb4"/>
    </style:style>
    <style:style style:name="T54" style:family="text">
      <style:text-properties officeooo:rsid="0062eb6f"/>
    </style:style>
    <style:style style:name="T55" style:family="text">
      <style:text-properties officeooo:rsid="0062f6e9"/>
    </style:style>
    <style:style style:name="T56" style:family="text">
      <style:text-properties officeooo:rsid="0069ca29"/>
    </style:style>
    <style:style style:name="T57" style:family="text">
      <style:text-properties officeooo:rsid="006af336"/>
    </style:style>
    <style:style style:name="T58" style:family="text">
      <style:text-properties officeooo:rsid="006d40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O CAPITULO 5</text:p>
      <text:p text:style-name="P2"/>
      <text:p text:style-name="P3">Se inicia el capítulo haciendo ver al Señor Jesús observando gran multitud, se indica que subió al monte, era esto para enseñar a todos, o para tener la posibilidad de que todos lo escucharan, o simplemente quería estar en un lugar más tranquilo para enseñar a sus discípulos.</text:p>
      <text:p text:style-name="P3"/>
      <text:p text:style-name="P7"><text:span text:style-name="T1">El Señor iniciar sermón del monte haciendo ver </text:span><text:span text:style-name="T52">que</text:span><text:span text:style-name="T1"> los que tenían ciertas características eran </text:span><text:span text:style-name="T3">Bienaventurados </text:span><text:span text:style-name="T8">(dichosos, afortunados)</text:span><text:span text:style-name="T3">. </text:span><text:span text:style-name="T13">Específicamente se hace referencia a 8, </text:span><text:span text:style-name="T26">éstas describen a Jesús mismo, quién imparte lo que él es a sus discipulos.</text:span><text:span text:style-name="T14"> </text:span></text:p>
      <text:p text:style-name="P23"/>
      <text:p text:style-name="P68"><text:span text:style-name="T14">L</text:span><text:span text:style-name="T12">a traducción de la palabra Bienaventurado </text:span><text:span text:style-name="T41">makários</text:span><text:span text:style-name="T2">, describe a los supremamente dichoso, afortunado, glorioso.</text:span><text:span text:style-name="T12"> </text:span><text:span text:style-name="T16">Acaso el tener cualidades contrarías a lo que el sistema de valores de éste mundo ofrece es provechoso para los cristianos?, al observar las bienaventuranzas es evidente que todo es contrario a lo que el mundo ofrece, a lo que el mundo hace ver como fortuna.</text:span></text:p>
      <text:p text:style-name="P24"/>
      <text:p text:style-name="P6"><text:span text:style-name="T16">H</text:span><text:span text:style-name="T12">aciendo una comparativa de lo que el mundo ofrecen contra lo que Jesús claramente indica que es una fortuna encontramos:</text:span></text:p>
      <text:p text:style-name="P25"/>
      <table:table table:name="Tabla1" table:style-name="Tabla1">
        <table:table-column table:style-name="Tabla1.A"/>
        <table:table-column table:style-name="Tabla1.B"/>
        <table:table-row>
          <table:table-cell table:style-name="Tabla1.A1" office:value-type="string">
            <text:p text:style-name="P9">JESUS</text:p>
          </table:table-cell>
          <table:table-cell table:style-name="Tabla1.B1" office:value-type="string">
            <text:p text:style-name="P9">MUNDO</text:p>
          </table:table-cell>
        </table:table-row>
        <table:table-row>
          <table:table-cell table:style-name="Tabla1.A2" office:value-type="string">
            <text:p text:style-name="P10">La pobreza es una fortuna. <text:span text:style-name="T42">Cuando se es pobre ya se tiene el reino de los cielos.</text:span></text:p>
          </table:table-cell>
          <table:table-cell table:style-name="Tabla1.B2" office:value-type="string">
            <text:p text:style-name="P10">La pobreza es bajeza, es falta de optimismo, es una vergüenza, es un condición muy mala. Con pobreza no se obtiene buenas posiciones, con pobreza no se pueden alcanzar las cosas.</text:p>
          </table:table-cell>
        </table:table-row>
        <table:table-row>
          <table:table-cell table:style-name="Tabla1.A2" office:value-type="string">
            <text:p text:style-name="P11">Los que lloran serán consolados.</text:p>
            <text:p text:style-name="P11">Los que lloran son dichosos de llorar.</text:p>
          </table:table-cell>
          <table:table-cell table:style-name="Tabla1.B2" office:value-type="string">
            <text:p text:style-name="P12">El llorar es de cobardes.</text:p>
            <text:p text:style-name="P12">El llorar para los hombres los hace menos hombres.</text:p>
            <text:p text:style-name="P12">Se tiene que ser fuerte, no se tiene que llorar.</text:p>
            <text:p text:style-name="P12">No hay que sentir lastima de uno mismo.</text:p>
            <text:p text:style-name="P12">El hombre debe considerarse como lo más importante para sí mismo.</text:p>
          </table:table-cell>
        </table:table-row>
        <table:table-row>
          <table:table-cell table:style-name="Tabla1.A2" office:value-type="string">
            <text:p text:style-name="P13">Los humildes recibirán la tierra por heredad.</text:p>
          </table:table-cell>
          <table:table-cell table:style-name="Tabla1.B2" office:value-type="string">
            <text:p text:style-name="P13">No puedo ser humilde, no debo dejar que nadie me sobrepase.</text:p>
            <text:p text:style-name="P13">No me importa pasar por encima de alguien por alcanzar los objetivos.</text:p>
            <text:p text:style-name="P13">Lo más importante es cumplir los sueños no importa que cueste.</text:p>
            <text:p text:style-name="P14">No me dejo ayudar por nadie, la mejor ayuda soy yo mismo.</text:p>
            <text:p text:style-name="P15">Lo que piense yo es lo más importante, lo demás no importa.</text:p>
            <text:p text:style-name="P16">Solo importa alcanzar mis metas.</text:p>
            <text:p text:style-name="P21">Debemos sacar el campeón que tenemos dentro.</text:p>
          </table:table-cell>
        </table:table-row>
        <table:table-row>
          <table:table-cell table:style-name="Tabla1.A2" office:value-type="string">
            <text:p text:style-name="P17">Dichosos lo que tiene hambre y de sed de justicia, pues ellos serán saciados.</text:p>
            <text:p text:style-name="P18">Espero a la justicia de Dios.</text:p>
          </table:table-cell>
          <table:table-cell table:style-name="Tabla1.B2" office:value-type="string">
            <text:p text:style-name="P19">Yo puedo hacer mi propia justicia.</text:p>
            <text:p text:style-name="P19">Soy juez y verdugo y no me importa nadie más.</text:p>
            <text:p text:style-name="P20">Yo son buena persona.</text:p>
          </table:table-cell>
        </table:table-row>
        <table:table-row>
          <table:table-cell table:style-name="Tabla1.A2" office:value-type="string">
            <text:p text:style-name="P22"/>
          </table:table-cell>
          <table:table-cell table:style-name="Tabla1.B2" office:value-type="string">
            <text:p text:style-name="P22"/>
          </table:table-cell>
        </table:table-row>
        <text:soft-page-break/>
        <table:table-row>
          <table:table-cell table:style-name="Tabla1.A2" office:value-type="string">
            <text:p text:style-name="P22"/>
          </table:table-cell>
          <table:table-cell table:style-name="Tabla1.B2" office:value-type="string">
            <text:p text:style-name="P22"/>
          </table:table-cell>
        </table:table-row>
        <table:table-row>
          <table:table-cell table:style-name="Tabla1.A2" office:value-type="string">
            <text:p text:style-name="P22"/>
          </table:table-cell>
          <table:table-cell table:style-name="Tabla1.B2" office:value-type="string">
            <text:p text:style-name="P22"/>
          </table:table-cell>
        </table:table-row>
      </table:table>
      <text:p text:style-name="P25"/>
      <text:p text:style-name="P23"/>
      <text:p text:style-name="P49"><text:span text:style-name="T14">S</text:span><text:span text:style-name="T28">e pueden generar muchas preguntas iniciales sobre </text:span><text:span text:style-name="T27">éstas</text:span><text:span text:style-name="T28"> 8 </text:span><text:span text:style-name="T27">bienaventuranzas</text:span><text:span text:style-name="T28">.</text:span></text:p>
      <text:list xml:id="list1805544588" text:style-name="L1">
        <text:list-item>
          <text:p text:style-name="P63">Son cualidades que se tienen?</text:p>
          <text:p text:style-name="P39">Son estados que se deben reconocer.</text:p>
        </text:list-item>
        <text:list-item>
          <text:p text:style-name="P64">Son cualidades que se obtienen, o se aprenden o surgen sin saberlo?</text:p>
          <text:p text:style-name="P40">Cuando venimos a Cristo, nos damos cuenta de cuenta insignificantes somos ante su presencia.</text:p>
        </text:list-item>
        <text:list-item>
          <text:p text:style-name="P63"><text:span text:style-name="T54">S</text:span>on circunstancias terrenales?</text:p>
          <text:p text:style-name="P41">Es lo opuesto, es el Espíritu Santo quién nos hace caminar por ésta personalidad.</text:p>
        </text:list-item>
        <text:list-item>
          <text:p text:style-name="P60"><text:span text:style-name="T55">A</text:span><text:span text:style-name="T53"> quienes está dirigido ésta enseñanza?</text:span></text:p>
          <text:p text:style-name="P69"><text:span text:style-name="T28">E</text:span><text:span text:style-name="T12">l Señor Jesús refirió esta enseñanza directamente a sus discípulos, en la actualidad se nos dirige a nosotros como seguidores del Señor.</text:span></text:p>
        </text:list-item>
        <text:list-item>
          <text:p text:style-name="P63">Todos tienen éstas características?</text:p>
          <text:p text:style-name="P42">Únicamente aquél que reconoce que Jesús es su Señor.</text:p>
        </text:list-item>
        <text:list-item>
          <text:p text:style-name="P50"><text:span text:style-name="T9">Porqué la </text:span><text:span text:style-name="T10">antepenúltima </text:span><text:span text:style-name="T9">bienaventuranza ofrece lo mismo que la primera?</text:span></text:p>
        </text:list-item>
        <text:list-item>
          <text:p text:style-name="P65">Acaso todas describen a una sola persona?</text:p>
          <text:p text:style-name="P43">A Cristo Jesús, nuestro referente.</text:p>
        </text:list-item>
        <text:list-item>
          <text:p text:style-name="P66">Tengo que buscarlas si no estoy en alguna de ellas?</text:p>
          <text:p text:style-name="P26"/>
        </text:list-item>
      </text:list>
      <text:p text:style-name="P23"/>
      <text:p text:style-name="P70"><text:span text:style-name="T11">v</text:span><text:span text:style-name="T4">3</text:span><text:span text:style-name="T15">: </text:span><text:span text:style-name="T4">Bienaventurados los pobres en espíritu, pues de ellos es el reino de los cielos.</text:span></text:p>
      <text:p text:style-name="P4">La preguntas que pueden surgir son:</text:p>
      <text:list xml:id="list1121796261" text:style-name="L2">
        <text:list-item>
          <text:p text:style-name="P52"><text:span text:style-name="T47">Q</text:span>ué es pobreza espiritual?</text:p>
          <text:p text:style-name="P44"><text:span text:style-name="T23">No teng</text:span><text:span text:style-name="T29">o</text:span><text:span text:style-name="T23"> nada de valor, absolutamente nada para comprar algo de Dios. Nunca algo será suficiente, para tratar de igualar lo que Jesús hizo en la cruz, nunca mis acciones, palabras comportamiento justificarán que Dios envió a su único hijo a morir por culpa de nuestros pecados.</text:span><text:span text:style-name="T17"> Soy un miserable porque mi existencia depende de Dios </text:span><text:span text:style-name="T30">y la arrogancia muchas veces nos hace omitir eso</text:span><text:span text:style-name="T17">. Es mendigar, necesitar, anhelar como nunca a cualquier cosa la misericordia de Dios, es ver al creador del mundo observarme con ojos de misericordia y amor, sosteniendo mi vida aún cuando he sido el peor pecador. Es ver la misericordia de Dios cuando sin tanto esfuerzo me es natural </text:span><text:span text:style-name="T18">ofenderle.</text:span><text:span text:style-name="T17"> </text:span><text:span text:style-name="T18">Es mirar al Dios eterno, que no tiene fin, que es perfecto, santo, justo, </text:span><text:span text:style-name="T19">otorgando su misericordia cuando sabe perfectamente que nunca podré pagarle. </text:span><text:span text:style-name="T20">Es ver a Cristo Jesús muriendo en la cruz, siendo despreciado, azotado, </text:span><text:span text:style-name="T31">por mí</text:span><text:span text:style-name="T20">, sin que yo lo merezca, es ver a Cristo, observarme con ojos de ternura cuando sabe que no tengo que darle. Es saber que cualquier cosa que haga nunca será suficiente, es saber que soy como trapo inmundo ante quien saco al pueblo de Israel de la esclavitud de </text:span><text:span text:style-name="T21">Egipto</text:span><text:span text:style-name="T20">, es ver cada mañana cuando abro mis ojos la bondad de Dios al darme una oportunidad más para decirle, Señor gracias por tu hijo Jesucristo. </text:span><text:span text:style-name="T22">Es ver que Dios sabía que no podía llegar al cielo jamás si no enviaba a su hijo Jesús. Es ver a Cristo darme un regalo que es la vida eterna, sin que yo tenga mérito alguno, sin que lo merezca, sin que pueda tan siquiera poder decir gracias como verdaderamente puede hacerlo ante el Rey cuyo reino es eterno.</text:span></text:p>
        </text:list-item>
        <text:list-item>
          <text:p text:style-name="P53">De qué tipo de pobreza es la que se habla aquí?</text:p>
          <text:p text:style-name="P30">La pobreza espiritual es un estado donde reconozco, que no tengo nada que darle a mi Señor, es donde veo que cada esfuerzo personal es inútil porque mi condición humana nunca será capaz de glorificar a Jesús como verdaderamente debe ser glorificado.</text:p>
          <text:p text:style-name="P46"><text:soft-page-break/><text:span text:style-name="T24">La pobreza espiritual no es un estado a donde se llega es algo que se tiene (los pobres), es un estado actual el cual no es alcanzado. No es algo que me esfuerzo por obtener, es una condición que está cuando reconozco que Dios es incomparable, donde mi humanidad me hacer ver como un trapo inmundo y donde mis esfuerzos son insuficientes.</text:span></text:p>
        </text:list-item>
        <text:list-item>
          <text:p text:style-name="P54"><text:span text:style-name="T47">C</text:span>ómo se ve una persona con pobreza de espíritu?</text:p>
          <text:p text:style-name="P51"><text:span text:style-name="T12">Se caracteriza por mostrar una sed de Dios, un hambre que puede ser saciada con nada en éste mundo. Se deleita en los estatutos del Señor, donde está quebrantad</text:span><text:span text:style-name="T32">o</text:span><text:span text:style-name="T12"> y clama a Jesús por su presencia, cada día se ve insuficiente para glorificar al Señor. </text:span></text:p>
          <text:p text:style-name="P51"><text:span text:style-name="T12">Se puede denotar su carácter en servir a Dios, porque reconoce que es como ciervo inútil que solo hace lo que debe que hacer.</text:span></text:p>
          <text:p text:style-name="P67"><text:span text:style-name="T12">Anhela depender de Dios, es dependiente enteramente de Dios, confía solamente en Él.</text:span></text:p>
        </text:list-item>
        <text:list-item>
          <text:p text:style-name="P55">Qué tipo de reino ya se les ha dado?</text:p>
          <text:p text:style-name="P31">El reino de los cielos, es el dado. El reino donde se existirá eternamente glorificando al padre, un reino renovado donde no habrá dolor, donde no habrá llanto, donde no habrá tristeza, donde solo estará el gozo de glorificar a Dios.</text:p>
        </text:list-item>
        <text:list-item>
          <text:p text:style-name="P56">Acaso serán poseedores de un lugar en el cielo donde gobernarán?</text:p>
          <text:p text:style-name="P32">No se refiere a un reino donde habrán responsabilidades altas o bajas, no es comparable a un reino terr<text:span text:style-name="T43">e</text:span>nal.</text:p>
        </text:list-item>
        <text:list-item>
          <text:p text:style-name="P56">A quienes gobernarán de responder positivamente la anterior pregunta?</text:p>
          <text:p text:style-name="P33">No se gobernará a alguien.</text:p>
        </text:list-item>
        <text:list-item>
          <text:p text:style-name="P57">Está hablando realmente de un reino tangible?</text:p>
          <text:p text:style-name="P34">La biblia indica que el reino de los cielos es un lugar donde no habrá sufrimiento, no hay descripción específica de como será el lugar, pero podemos pensar de manera directa que no es espacio tal como se puede asimilar aquí en la tierra.</text:p>
        </text:list-item>
        <text:list-item>
          <text:p text:style-name="P58"><text:span text:style-name="T45">Porqué son poseedores por ser pobres, porque no son poseedores por </text:span><text:span text:style-name="T44">ser ricos</text:span><text:span text:style-name="T45">?</text:span></text:p>
          <text:p text:style-name="P47"><text:span text:style-name="T33">Lo opuesto a ser pobre, es ser una persona orgullosa, es aquella persona que piensa que lo puede lograr todo con sus esfuerzos, es aquella que piensa que es bueno y sus acciones son correctas, su pensamiento está inclinado a que por lo que hace, el cielo es suyo. Los pobres son poseedores del reino debido que no tienen nada que ofrecer a Dios, </text:span><text:span text:style-name="T32">son aquellos</text:span><text:span text:style-name="T33"> que reconoce que Jesús es su Señor, Señor que gobierna su vida, que está dispuesto a tomar la misma cruz, es aquel que mendiga la misericordia de Dios sabiendo que sin merecer la salvación la tiene, el pobre es aquél cuyos actos son para glorificar a Jesús, no busca beneficios personales, busca la misericordia de Dios </text:span><text:span text:style-name="T34">y la gloria de Dios.</text:span></text:p>
        </text:list-item>
        <text:list-item>
          <text:p text:style-name="P61">Como llego a tener pobreza en lugar de abundancia?</text:p>
          <text:p text:style-name="P48"><text:span text:style-name="T35">La pobreza espiritual no es un estado que se alcanza, es algo que se reconoce. Nuestra humanidad nos hace est</text:span><text:span text:style-name="T36">ar</text:span><text:span text:style-name="T35"> </text:span><text:span text:style-name="T36">llenos</text:span><text:span text:style-name="T35"> de pecado, por lo tanto la pobreza espiritual me hace reconocer que solamente tomado de la mano del Señor puedo servirle.</text:span></text:p>
        </text:list-item>
        <text:list-item>
          <text:p text:style-name="P61">Cómo se ve una persona con abundancia de espíritu?</text:p>
          <text:p text:style-name="P35">Es arrogante, cree que por sus acciones puede lograr el reino de Dios, cree ser una persona buena, cree que nunca ha pecado. No cree que Jesús es el único medio para llegar al padre. Su objetivo principal es resaltar sus cualidades.</text:p>
        </text:list-item>
        <text:list-item>
          <text:p text:style-name="P61">Existe la abundancia de espíritu?</text:p>
          <text:p text:style-name="P36">No se puede definir como abundancia de espíritu, pero basado a lo que se lee de Jesús en toda la biblia y su carácter, el cuál es requerido que nosotros tengamos, es totalmente lo opuesto. <text:span text:style-name="T46">Se intenta agradar al Señor visualmente, pero internamente existe un ego que crece con cada acción.</text:span></text:p>
        </text:list-item>
        <text:list-item>
          <text:p text:style-name="P62">El espíritu mencionado aquí es el espíritu santo?</text:p>
          <text:p text:style-name="P37">No, <text:span text:style-name="T48">es el alma arrepentida, totalmente destrozada que busca la aprobación de Dios, es el alma quebrantada, dolida por no tener la capacidad de amar al Señor como debe ser amado, es aquel </text:span><text:soft-page-break/><text:span text:style-name="T48">que vive de manera opuesta al sistema de valores de éste mundo, es aquél que busca el carácter de Jesús.</text:span></text:p>
        </text:list-item>
        <text:list-item>
          <text:p text:style-name="P59"><text:span text:style-name="T49">Acaso no la </text:span><text:span text:style-name="T50">pobreza</text:span><text:span text:style-name="T49"> del espíritu santo no denota falta de amor a Dios, </text:span><text:span text:style-name="T51">o una clara falta de conversión mediante la fe</text:span><text:span text:style-name="T49">? </text:span><text:span text:style-name="T25">Este tipo de pobreza espiritual es aquella que llega por el conocimiento de quién es Dios, aquél que reconoce que Dios es suficiente, aquél cuya fe y compromiso esta afirmado</text:span><text:span text:style-name="T37">s</text:span><text:span text:style-name="T25"> en Cristo Jesús.</text:span></text:p>
        </text:list-item>
        <text:list-item>
          <text:p text:style-name="P45"><text:span text:style-name="T6">Cuál es la diferencia entre</text:span><text:span text:style-name="T7"> pobreza de espíritu, que la pobreza del espíritu santo?</text:span></text:p>
          <text:p text:style-name="P38">La pobreza el espíritu lleva a reconocer que sin la presencia del espíritu Santo no podemos glorificar a Dios, la pobreza del Espíritu Santo lleva a creer que nuestras riquezas emocionales o personales glorifican a Dios.</text:p>
        </text:list-item>
      </text:list>
      <text:p text:style-name="P8"><text:span text:style-name="T38">v</text:span><text:span text:style-name="T40">4</text:span><text:span text:style-name="T15">: </text:span><text:span text:style-name="T4">Bienaventurados los </text:span><text:span text:style-name="T5">que lloran, pues ellos serán consolados.</text:span></text:p>
      <text:p text:style-name="P5">Las preguntas que pueden surgir son:</text:p>
      <text:list xml:id="list2923693008" text:style-name="L3">
        <text:list-item>
          <text:p text:style-name="P27">Cómo se enlaza ésta segunda bienaventuranza con la primera?</text:p>
        </text:list-item>
        <text:list-item>
          <text:p text:style-name="P27">Por qué se llora?</text:p>
        </text:list-item>
        <text:list-item>
          <text:p text:style-name="P27">Quién será el que consuele.</text:p>
        </text:list-item>
        <text:list-item>
          <text:p text:style-name="P27">Cuando serán consolados aquellos que lloran?</text:p>
        </text:list-item>
        <text:list-item>
          <text:p text:style-name="P28">Es una dicha llorar, a que realmente se refiere?</text:p>
        </text:list-item>
        <text:list-item>
          <text:p text:style-name="P29">Por qué es una promesa futura y no presente?</text:p>
          <text:p text:style-name="P29"/>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21:29:17.566798232</meta:creation-date>
    <dc:date>2021-02-09T20:29:57.591122032</dc:date>
    <meta:editing-duration>PT2H40M11S</meta:editing-duration>
    <meta:editing-cycles>102</meta:editing-cycles>
    <meta:generator>LibreOffice/6.4.6.2$Linux_X86_64 LibreOffice_project/40$Build-2</meta:generator>
    <meta:document-statistic meta:table-count="1" meta:image-count="0" meta:object-count="0" meta:page-count="4" meta:paragraph-count="84" meta:word-count="1742" meta:character-count="9854" meta:non-whitespace-character-count="8222"/>
  </office:meta>
</office:document-meta>
</file>